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Preformatted_20_Text">
      <style:text-properties style:font-name="Bitstream Charter" style:font-name-asian="DejaVu Sans" style:font-name-complex="DejaVu Sans"/>
    </style:style>
    <style:style style:name="P9" style:family="paragraph" style:parent-style-name="Preformatted_20_Text">
      <style:text-properties style:font-name="Bitstream Charter" fo:font-style="normal" style:font-style-asian="normal" style:font-style-complex="normal"/>
    </style:style>
    <style:style style:name="P10"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11" style:family="paragraph" style:parent-style-name="Text_20_body">
      <style:text-properties style:font-name="Bitstream Charter"/>
    </style:style>
    <style:style style:name="P12" style:family="paragraph" style:parent-style-name="Contents_20_Heading">
      <style:paragraph-properties fo:break-before="page"/>
    </style:style>
    <style:style style:name="P13"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14" style:family="paragraph" style:parent-style-name="Preformatted_20_Text" style:list-style-name="L1"/>
    <style:style style:name="P15" style:family="paragraph" style:parent-style-name="Preformatted_20_Text" style:list-style-name="L1">
      <style:text-properties style:font-name="Bitstream Charter"/>
    </style:style>
    <style:style style:name="P16" style:family="paragraph" style:parent-style-name="Preformatted_20_Text">
      <style:text-properties style:font-name="Bitstream Charter" fo:font-style="normal" style:font-name-asian="DejaVu Sans" style:font-style-asian="normal" style:font-name-complex="DejaVu Sans" style:font-style-complex="normal"/>
    </style:style>
    <style:style style:name="P17" style:family="paragraph" style:parent-style-name="Preformatted_20_Text">
      <style:text-properties style:font-name="Bitstream Charter" fo:font-weight="bold" style:font-name-asian="DejaVu Sans" style:font-weight-asian="bold" style:font-name-complex="DejaVu Sans" style:font-weight-complex="bold"/>
    </style:style>
    <style:style style:name="P18" style:family="paragraph" style:parent-style-name="Preformatted_20_Text">
      <style:paragraph-properties fo:break-before="page"/>
      <style:text-properties style:font-name="Bitstream Charter" fo:font-weight="bold" style:font-name-asian="DejaVu Sans" style:font-weight-asian="bold" style:font-name-complex="DejaVu Sans" style:font-weight-complex="bold"/>
    </style:style>
    <style:style style:name="P19" style:family="paragraph" style:parent-style-name="Heading_20_2">
      <style:text-properties style:font-name="Bitstream Charter"/>
    </style:style>
    <style:style style:name="P20" style:family="paragraph" style:parent-style-name="Heading_20_2">
      <style:paragraph-properties fo:margin-top="0.423cm" fo:margin-bottom="0.212cm" fo:break-before="page" fo:keep-with-next="always"/>
      <style:text-properties style:font-name="Liberation Sans"/>
    </style:style>
    <style:style style:name="P21"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22"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23" style:family="paragraph" style:parent-style-name="Heading_20_2">
      <style:paragraph-properties fo:margin-top="0.423cm" fo:margin-bottom="0.212cm"/>
      <style:text-properties style:font-name="Liberation Sans"/>
    </style:style>
    <style:style style:name="P24"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5" style:family="paragraph" style:parent-style-name="Heading_20_1" style:master-page-name="Standard">
      <style:paragraph-properties style:page-number="1"/>
    </style:style>
    <style:style style:name="P26" style:family="paragraph" style:parent-style-name="Heading_20_1">
      <style:paragraph-properties fo:break-before="page"/>
    </style:style>
    <style:style style:name="P27"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entury Schoolbook L" fo:font-size="13pt" style:font-size-asian="13pt" style:font-size-complex="13pt"/>
    </style:style>
    <style:style style:name="T2" style:family="text">
      <style:text-properties style:font-name="Bitstream Charter"/>
    </style:style>
    <style:style style:name="T3" style:family="text">
      <style:text-properties style:font-name="Bitstream Charter" fo:font-style="italic" style:font-style-asian="italic" style:font-style-complex="italic"/>
    </style:style>
    <style:style style:name="T4" style:family="text">
      <style:text-properties style:font-name="Bitstream Charter" fo:font-weight="normal" style:font-weight-asian="normal" style:font-weight-complex="normal"/>
    </style:style>
    <style:style style:name="T5" style:family="text">
      <style:text-properties fo:font-variant="normal" fo:text-transform="none" fo:color="#000000" style:font-name="Bitstream Charter" fo:font-size="9.75pt" fo:letter-spacing="normal" fo:font-style="normal"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Frame">
      <style:graphic-properties style:run-through="foreground" style:wrap="none" style:vertical-pos="top" style:vertical-rel="paragraph-content" style:horizontal-pos="left" style:horizontal-rel="paragraph"/>
    </style:style>
    <style:style style:name="fr2" style:family="graphic" style:parent-style-name="Frame">
      <style:graphic-properties style:run-through="foreground" style:wrap="none" style:vertical-pos="from-top" style:vertical-rel="page" style:horizontal-pos="from-left" style:horizontal-rel="page"/>
    </style:style>
    <style:style style:name="fr3" style:family="graphic" style:parent-style-name="Frame">
      <style:graphic-properties style:wrap="none" style:vertical-pos="from-top" style:vertical-rel="page" style:horizontal-pos="from-left" style:horizontal-rel="pag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lef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Marco2" text:anchor-type="page" text:anchor-page-number="7" svg:x="2.15cm" svg:y="17.025cm" fo:min-width="11.506cm" draw:z-index="1">
        <draw:text-box fo:min-height="8.77cm">
          <text:p text:style-name="P7">// Prueba Correcta </text:p>
          <text:p text:style-name="P7"/>
          <text:p text:style-name="P7">// declaracion de metodo y clase </text:p>
          <text:p text:style-name="P7">//Declaración de la clase Fecha: </text:p>
          <text:p text:style-name="P7">class Fecha { </text:p>
          <text:p text:style-name="P7">public: int a, b, c; </text:p>
          <text:p text:style-name="P7"><text:tab/>int daDia (void);<text:tab/>// método que devuelve un entero </text:p>
          <text:p text:style-name="P7">private: </text:p>
          <text:p text:style-name="P7"><text:tab/>int d,m,a;<text:tab/>// tres enteros privados </text:p>
          <text:p text:style-name="P7">}; </text:p>
          <text:p text:style-name="P7"/>
          <text:p text:style-name="P7">// Definicion de un metodo daDia de la clase Fecha </text:p>
          <text:p text:style-name="P7">int Fecha::daDia (void){ </text:p>
          <text:p text:style-name="P7"><text:tab/>return d; </text:p>
          <text:p text:style-name="P7">} </text:p>
          <text:p text:style-name="P7"/>
          <text:p text:style-name="P7">void main (int dia) { </text:p>
          <text:p text:style-name="P7"><text:tab/>Fecha var; </text:p>
          <text:p text:style-name="P7"><text:tab/>return var.daDia(); </text:p>
          <text:p text:style-name="P7">} </text:p>
        </draw:text-box>
      </draw:frame>
      <draw:frame draw:style-name="fr3" draw:name="Marco3" text:anchor-type="page" text:anchor-page-number="8" svg:x="2.087cm" svg:y="2.672cm" fo:min-width="11.569cm" draw:z-index="2">
        <draw:text-box fo:min-height="9.193cm">
          <text:p text:style-name="P7">// Prueba Correcta </text:p>
          <text:p text:style-name="P7"/>
          <text:p text:style-name="P7">// Declaracion de subprograma o funcion </text:p>
          <text:p text:style-name="P7">int funcionAnodina (int n) { </text:p>
          <text:p text:style-name="P7"><text:tab/>int uno = 1, cero = 0;<text:tab/>// variables locales inicializadas </text:p>
          <text:p text:style-name="P7"><text:tab/> </text:p>
          <text:p text:style-name="P7"><text:tab/>// intrucciones operacionales </text:p>
          <text:p text:style-name="P7"><text:tab/>uno = cero * 90; </text:p>
          <text:p text:style-name="P7"><text:tab/>uno = uno + 34 - 23 / 30 - cero * n; </text:p>
          <text:p text:style-name="P7"><text:tab/> </text:p>
          <text:p text:style-name="P7"><text:tab/>return uno; </text:p>
          <text:p text:style-name="P7">} </text:p>
          <text:p text:style-name="P7"/>
          <text:p text:style-name="P7">// Punto ppal del programa </text:p>
          <text:p text:style-name="P7">int main (int n) { </text:p>
          <text:p text:style-name="P7"><text:tab/>int variable; </text:p>
          <text:p text:style-name="P7"><text:tab/>// Asignacion de valor cierto ó falso </text:p>
          <text:p text:style-name="P7"><text:tab/>variable = n * funcionAnodina(n); </text:p>
          <text:p text:style-name="P7"/>
          <text:p text:style-name="P7"><text:tab/>return variable; </text:p>
          <text:p text:style-name="P7">} </text:p>
        </draw:text-box>
      </draw:frame>
      <text:p text:style-name="P13"/>
      <text:p text:style-name="P3"/>
      <text:p text:style-name="P3"/>
      <text:p text:style-name="P3"/>
      <text:p text:style-name="P3"/>
      <text:p text:style-name="P3"/>
      <text:p text:style-name="P3"/>
      <text:p text:style-name="P10">MEMORIA COMPILADORES</text:p>
      <text:p text:style-name="P10">ANALIZADOR SINTÁCTICO y SEMÁNTIC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Fernando Arias Porras <text:span text:style-name="T1">030035</text:span></text:p>
      <text:p text:style-name="P5">Víctor Gómez Aragoneses 040071</text:p>
      <text:h text:style-name="P24"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2">Índice de contenido</text:p>
          </text:index-title>
          <text:p text:style-name="P29">INTRODUCCIÓN<text:tab/>1</text:p>
          <text:p text:style-name="P28">Proyecto<text:tab/>1</text:p>
          <text:p text:style-name="P29">ANALIZADOR SINTÁCTICO<text:tab/>2</text:p>
          <text:p text:style-name="P28">Gramática del lenguaje:<text:tab/>2</text:p>
          <text:p text:style-name="P28">Errores detectados:<text:tab/>3</text:p>
          <text:p text:style-name="P29">ANALIZADOR SEMÁNTICO<text:tab/>4</text:p>
          <text:p text:style-name="P28">Diseño<text:tab/>4</text:p>
          <text:p text:style-name="P28">Errores detectados:<text:tab/>4</text:p>
          <text:p text:style-name="P29">CASOS DE PRUEBAS<text:tab/>5</text:p>
          <text:p text:style-name="P28">Pruebas correcta.<text:tab/>5</text:p>
          <text:p text:style-name="P28">Pruebas incorrectas<text:tab/>8</text:p>
        </text:index-body>
      </text:table-of-content>
      <text:h text:style-name="P24" text:outline-level="1"/>
      <text:h text:style-name="P25"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7">main</text:span>. De igual manera tendremos operaciones de entrada-salida, llamadas a métodos, expresiones.</text:p>
      <text:p text:style-name="P2">Concretando, la parte común de nuestro proyecto es:</text:p>
      <text:list xml:id="list1187073667" text:style-name="L1">
        <text:list-item>
          <text:p text:style-name="P15">Definición y uso de clases, con atributos y métodos.</text:p>
        </text:list-item>
        <text:list-item>
          <text:p text:style-name="P15">Definición de funciones.</text:p>
        </text:list-item>
        <text:list-item>
          <text:p text:style-name="P15">Tipos enteros, lógicos y vacíos.</text:p>
        </text:list-item>
        <text:list-item>
          <text:p text:style-name="P15">Variables enteras y su declaración.</text:p>
        </text:list-item>
        <text:list-item>
          <text:p text:style-name="P15">Constantes enteras y cadenas de caracteres (entre comillas dobles).</text:p>
        </text:list-item>
        <text:list-item>
          <text:p text:style-name="P15">Sentencias: asignación, condicional simple, llamada a funciones, métodos y retorno.</text:p>
        </text:list-item>
        <text:list-item>
          <text:p text:style-name="P15">Expresiones.</text:p>
        </text:list-item>
        <text:list-item>
          <text:p text:style-name="P15">Comentarios.</text:p>
        </text:list-item>
        <text:list-item>
          <text:p text:style-name="P14"><text:span text:style-name="T2">Operaciones de entrada/salida por terminal (</text:span><text:span text:style-name="T3">cin</text:span><text:span text:style-name="T2">, </text:span><text:span text:style-name="T3">cout</text:span><text:span text:style-name="T2">).</text:span></text:p>
        </text:list-item>
        <text:list-item>
          <text:p text:style-name="P15">Operadores.</text:p>
        </text:list-item>
      </text:list>
      <text:p text:style-name="P2"/>
      <text:p text:style-name="P2"/>
      <text:p text:style-name="P2">Por otra parte, la parte específica para nuestro proyecto serán las operaciones condicionales complejas (<text:span text:style-name="T7">if-then-else</text:span>), parámetros por valor, asignación con operación (p.e. <text:span text:style-name="T7">+=</text:span>) y en cuanto al analizador sintáctico: descendente recursivo. De igual manera que en el caso anterior podemos verlo más claramente así:</text:p>
      <text:list xml:id="list53123883" text:continue-numbering="true" text:style-name="L1">
        <text:list-item>
          <text:p text:style-name="P15">Sentencias: Sentencia condicional (if, if-else)</text:p>
        </text:list-item>
        <text:list-item>
          <text:p text:style-name="P15">Parámetros: Por valor.</text:p>
        </text:list-item>
        <text:list-item>
          <text:p text:style-name="P15">Operador especial: Asignación con operación (op=)</text:p>
        </text:list-item>
        <text:list-item>
          <text:p text:style-name="P15">Analizador Sintáctico: Descenso recursivo.</text:p>
        </text:list-item>
      </text:list>
      <text:p text:style-name="P2"/>
      <text:p text:style-name="P2"/>
      <text:p text:style-name="Preformatted_20_Text"><text:span text:style-name="T2">Para la realización del proyecto decidimos usar una herramienta que cumpliera en gran medida todo lo que se exigía y que no provocara excesivos problemas a la hora de generar los módulos del compilador. En concreto, usamos </text:span><text:span text:style-name="T5">ANother Tool for Language Recognition</text:span><text:span text:style-name="T4"> </text:span><text:span text:style-name="T2">(ANTLR) que genera un analizador sintáctico LL(k), a parte que dicha herramienta tiene gran cantidad de documentación publicada.</text:span></text:p>
      <text:p text:style-name="P2"/>
      <text:h text:style-name="P26" text:outline-level="1">ANALIZADOR SINTÁCTICO</text:h>
      <text:p text:style-name="P2">El analizador sintáctico se encargará de transformar la salida del léxico (con los sucesivos <text:span text:style-name="T7">tokens</text:span>) en un árbol de derivación que más adelante será el que reciba el semántico.</text:p>
      <text:p text:style-name="P2"/>
      <text:p text:style-name="P2">En nuestro caso el analizador sintáctico será descendente recursivo, ya que, nuestra herramienta (ANTLR) genera dicho árbol. En éste analizador las entradas son de izquierda a la derecha, y construcciones de derivaciones de derivaciones por la izquierda de una sentencia. Este tipo de gramáticas son llamadas gramáticas LL. </text:p>
      <text:p text:style-name="P2"/>
      <text:p text:style-name="P2">Básicamente nuestro analizador sintáctico se encargará de pedir al analizador léxico <text:span text:style-name="T7">tokens</text:span> y comprobará si puede generar una regla sintáctica con ellos en otro caso generará un error y lo imprimirá por pantalla. </text:p>
      <text:h text:style-name="Heading_20_2" text:outline-level="2">Gramática del lenguaje:</text:h>
      <text:p text:style-name="P2">A continuación redactamos las reglas sintácticas que componen nuestra gramática:</text:p>
      <text:p text:style-name="P2"/>
      <text:h text:style-name="P19" text:outline-level="2"/>
      <text:h text:style-name="P19" text:outline-level="2"/>
      <text:p text:style-name="P11"/>
      <text:h text:style-name="P20" text:outline-level="2">Errores detectados:</text:h>
      <text:p text:style-name="P2">A continuación relatamos los diversos errores que el analizador sintáctico detecta, alguno de ellos son genéricos puesto que la falta de un <text:span text:style-name="T7">token</text:span><text:span text:style-name="T6"> para completar una regla sintáctica o el error en la terminación de la regla es muy común.</text:span></text:p>
      <text:p text:style-name="P9"/>
      <text:p text:style-name="P2"><text:span text:style-name="T6">Nuestro analizador sintáctico, tal y como lo hemos construido, debe consumir tres </text:span><text:span text:style-name="T7">tokens</text:span><text:span text:style-name="T6"> para poder determinar un único <text:s/>camino que seguir, por ejemplo: “</text:span><text:span text:style-name="T7">int variable;</text:span><text:span text:style-name="T6">” produce una variable y sólo se puede producir este elemento, en otro caso tendríamos una gramática ambigua (no sería determinista).</text:span></text:p>
      <text:p text:style-name="P9"/>
      <text:p text:style-name="P2"><text:span text:style-name="T6">Con respecto a lo anterior, el analizador sintáctico generará un error cuando falle en la generación de una regla, generando un mensaje del tipo “Se esperaba el </text:span><text:span text:style-name="T7">token</text:span><text:span text:style-name="T6"> %t y se recibió un %o”, entendiendo por %t el </text:span><text:span text:style-name="T7">token </text:span><text:span text:style-name="T6">que se esperaba recibir para completar y continuar con el análisis y por %o el </text:span><text:span text:style-name="T7">token</text:span><text:span text:style-name="T6"> que se recibió y genero el error. </text:span></text:p>
      <text:p text:style-name="P2"><text:span text:style-name="T6">En la generación de cabeceras de programas, métodos y </text:span><text:span text:style-name="T7">main </text:span><text:span text:style-name="T6">se puede producir un error en al declaración de los parámetros de entrada, en este caso se emitirá un error del tipo “Lista de parámetros es inválida”, también puede ocurrir que una llamada a un método produzca error,emitiendo por ello el mismo error. De igual manera cuando una expresión falle se emitirá un mensaje “Expresión inválida”. </text:span></text:p>
      <text:p text:style-name="P9"/>
      <text:p text:style-name="P2"><text:span text:style-name="T6">Por último, si el código carece de la función </text:span><text:span text:style-name="T7">main</text:span><text:span text:style-name="T6"> el analizador sintáctico generará un error recordándonos la necesidad de declararlo.</text:span></text:p>
      <text:h text:style-name="P27" text:outline-level="1">ANALIZADOR SEMÁNTICO</text:h>
      <text:h text:style-name="P22" text:outline-level="2">Diseño</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7">true</text:span><text:span text:style-name="T6">, ya que, no pertenece a dicho conjunto de valores posibles.</text:span></text:p>
      <text:p text:style-name="P16"/>
      <text:h text:style-name="P23" text:outline-level="2">Errores detectados:</text:h>
      <text:p text:style-name="P2">La generación de errores semánticos hacen especial énfasis en el correcto uso de los tipos. Esto se ve por ejemplo en asignación errónea de valores a variables que no son del mismo tipo de dicho element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P2"/>
      <text:p text:style-name="P2">Por otra parte las expresiones, podemos advertir el error de tipos que se puede dar al intentar operar con tipos diferentes o incluso con cadena de caracteres, esto será un error como es lógico.</text:p>
      <text:p text:style-name="P2"/>
      <text:p text:style-name="P2">Por último tenemos la declaración de programas o métodos pertenecientes a clases que no existen o el intento de declaración de variables o llamadas con el mismo nombre que otro elemento, todo ello provocará un error advirtiéndonos que ya se ha definido previamente esa declaración o por el contrario que no lo está.</text:p>
      <text:h text:style-name="P27" text:outline-level="1">CASOS DE PRUEBAS</text:h>
      <text:p text:style-name="P8">A continuación se detallan el código de los programas de pruebas que evalúan los diferentes casos de éxito o error de nuestro compilador.</text:p>
      <text:h text:style-name="P22" text:outline-level="2">Pruebas correctas.</text:h>
      <text:p text:style-name="P7">Prueba 1:</text:p>
      <text:p text:style-name="P7"><draw:frame draw:style-name="fr1" draw:name="Marco1" text:anchor-type="paragraph" svg:width="11.476cm" draw:z-index="0"><draw:text-box fo:min-height="9.64cm"><text:p text:style-name="P7">// Prueba Correcta </text:p><text:p text:style-name="P7">// </text:p><text:p text:style-name="P7"/><text:p text:style-name="P7">// Inclusion de variables globales </text:p><text:p text:style-name="P7">int hola, var_global; </text:p><text:p text:style-name="P7">int adios=90;<text:tab/>// inicializadas </text:p><text:p text:style-name="P7">char *s;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text:p></draw:text-box></draw:frame></text:p>
      <text:p text:style-name="P7">Prueba 2:</text:p>
      <text:p text:style-name="P7"/>
      <text:p text:style-name="P7"><text:soft-page-break/>Prueba 3:</text:p>
      <text:p text:style-name="P7">Prueba 4:</text:p>
      <text:p text:style-name="P7"><draw:frame draw:style-name="fr4" draw:name="Marco4" text:anchor-type="paragraph" svg:x="0.115cm" svg:y="0.469cm" fo:min-width="11.541cm" draw:z-index="3"><draw:text-box fo:min-height="7.923cm"><text:p text:style-name="P7">// Prueba 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cierto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18">Prueba 5:</text:p>
      <text:p text:style-name="P7"/>
      <text:p text:style-name="P7"><draw:frame draw:style-name="fr5" draw:name="Marco5" text:anchor-type="paragraph" fo:min-width="11.543cm" draw:z-index="4"><draw:text-box fo:min-height="11.31cm"><text:p text:style-name="P7">// Prueba Correcta </text:p><text:p text:style-name="P7"/><text:p text:style-name="P7">// Objetivo: </text:p><text:p text:style-name="P7">// Comprobamos el correcto funcionamiento del </text:p><text:p text:style-name="P7">// condicional complejo con varias posibilidades </text:p><text:p text:style-name="P7">// y la asignacion con operacion. </text:p><text:p text:style-name="P7"/><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text:p><text:p text:style-name="P7">}</text:p></draw:text-box></draw:frame> Prueba6:</text:p>
      <text:p text:style-name="P7"/>
      <text:p text:style-name="P7"><draw:frame draw:style-name="fr5" draw:name="Marco6" text:anchor-type="paragraph" fo:min-width="11.587cm" draw:z-index="5"><draw:text-box fo:min-height="8.77cm"><text:p text:style-name="P7">// Prueba correcta </text:p><text:p text:style-name="P7"/><text:p text:style-name="P7">/* Objetivo </text:p><text:p text:style-name="P7"><text:tab/>Comprobamos el correcto funcionamiento </text:p><text:p text:style-name="P7">de la declaracion de programas/funciones. Así </text:p><text:p text:style-name="P7">como las operaciones de cin y cout </text:p><text:p text:style-name="P7">*/ </text:p><text:p text:style-name="P7"/><text:p text:style-name="P7">void imprime (char *msg, <text:s/>f) { </text:p><text:p text:style-name="P7"><text:tab/>cout &lt;&lt; s &lt;&lt; msg &lt;&lt; f;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cout &lt;&lt; s; </text:p><text:p text:style-name="P7"><text:tab/>cin &gt;&gt; s; </text:p><text:p text:style-name="P7"><text:tab/>return; </text:p><text:p text:style-name="P7">} </text:p></draw:text-box></draw:frame></text:p>
      <text:h text:style-name="P21" text:outline-level="2">Pruebas incorrectas</text:h>
      <text:p text:style-name="P7">Prueba 1:</text:p>
      <text:p text:style-name="P7"/>
      <text:p text:style-name="P7"><draw:frame draw:style-name="fr5" draw:name="Marco7" text:anchor-type="paragraph" fo:min-width="11.543cm" draw:z-index="6"><draw:text-box fo:min-height="9.617cm"><text:p text:style-name="P7">// Prueba Incorrecta </text:p><text:p text:style-name="P7">// </text:p><text:p text:style-name="P7"/><text:p text:style-name="P7">// Inclusion de variables globales </text:p><text:p text:style-name="P7">int hola, var_global,;<text:tab/>// error en la coma </text:p><text:p text:style-name="P7">int adios=90;<text:tab/>// inicializadas </text:p><text:p text:style-name="P7">char *s<text:tab/><text:tab/>// falta cerrar la declaracion.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 </text:p></draw:text-box></draw:frame></text:p>
      <text:p text:style-name="P7"/>
      <text:p text:style-name="P7"/>
      <text:p text:style-name="P18">Prueba 2:</text:p>
      <text:p text:style-name="P7"/>
      <text:p text:style-name="P7"><draw:frame draw:style-name="fr5" draw:name="Marco8" text:anchor-type="paragraph" fo:min-width="11.432cm" draw:z-index="7"><draw:text-box fo:min-height="9.193cm"><text:p text:style-name="P7">// Prueba Incorrecta </text:p><text:p text:style-name="P7">// declaracion de metodo y clase </text:p><text:p text:style-name="P7">class Clase_mal { </text:p><text:p text:style-name="P7">int a,b,c;<text:tab/>// declaracion de metodo privado, esto esta ok! </text:p><text:p text:style-name="P7">public <text:tab/><text:tab/>// falan DOS_PUNTOS </text:p><text:p text:style-name="P7"><text:tab/>int metodo ();<text:tab/>// declaracion erronea </text:p><text:p text:style-name="P7">}<text:tab/>// falta PUNTO_COMA </text:p><text:p text:style-name="P7">// Declaración de la clase Fecha: </text:p><text:p text:style-name="P7">class Fecha { </text:p><text:p text:style-name="P7">public: int a, b, c; </text:p><text:p text:style-name="P7"><text:tab/>void ponFecha (int, int, int);<text:tab/>/* método que recibe<text:line-break/><text:tab/><text:tab/><text:tab/> <text:s text:c="10"/>tres enteros y no devuelve nada */ </text:p><text:p text:style-name="P7"><text:tab/>int daDia (void);<text:tab/>// método que devuelve un entero </text:p><text:p text:style-name="P7"><text:tab/>int daMes (void);<text:tab/>// método que devuelve un entero </text:p><text:p text:style-name="P7"><text:tab/>int daAnno (void);<text:tab/>// método que devuelve un entero </text:p><text:p text:style-name="P7"><text:tab/>void imprime (void);<text:tab/>/* método que no recibe </text:p><text:p text:style-name="P7"><text:tab/><text:tab/><text:tab/><text:tab/> <text:s text:c="4"/>ni devuelve nada */</text:p><text:p text:style-name="P7">private: </text:p><text:p text:style-name="P7"><text:tab/>int d,m,a;<text:tab/>// tres enteros privados </text:p><text:p text:style-name="P7">}; </text:p><text:p text:style-name="P7">// FALTA DEFINICION DE METODOS! </text:p><text:p text:style-name="P7">// Definicion de un metodo daDia de la clase Fecha </text:p><text:p text:style-name="P7">int Fecha::daDia (void){ </text:p><text:p text:style-name="P7"><text:tab/>return d; </text:p><text:p text:style-name="P7">} </text:p><text:p text:style-name="P7"><text:s/></text:p><text:p text:style-name="P7">void main (int dia) { </text:p><text:p text:style-name="P7"><text:tab/>Fecha var; </text:p><text:p text:style-name="P7"><text:tab/>return var.daDia(); </text:p><text:p text:style-name="P7">} </text:p></draw:text-box></draw:frame><draw:frame draw:style-name="fr6" draw:name="Marco9" text:anchor-type="paragraph" svg:x="0.24cm" svg:y="14.205cm" fo:min-width="11.393cm" draw:z-index="8"><draw:text-box fo:min-height="9.617cm"><text:p text:style-name="P7">// Prueba Incorrecta </text:p><text:p text:style-name="P7"/><text:p text:style-name="P7">// Declaracion de subprograma o funcion </text:p><text:p text:style-name="P7">int funcionAnodina (int n) { </text:p><text:p text:style-name="P7"><text:tab/>int uno = 1, cero = 0;<text:tab/>// variables locales inicializadas </text:p><text:p text:style-name="P7"><text:tab/> </text:p><text:p text:style-name="P7"><text:tab/>// intrucciones operacionales </text:p><text:p text:style-name="P7"><text:tab/>uno = cero * "cadena";<text:tab/>// TIPOS ERRONEOS </text:p><text:p text:style-name="P7"><text:tab/>uno = uno + 34 - 23 / 30 - cero * n; </text:p><text:p text:style-name="P7"><text:tab/> </text:p><text:p text:style-name="P7"><text:tab/>return uno; </text:p><text:p text:style-name="P7">} </text:p><text:p text:style-name="P7"/><text:p text:style-name="P7">// Punto ppal del programa </text:p><text:p text:style-name="P7">int main (int n) { </text:p><text:p text:style-name="P7"><text:tab/>int variable; </text:p><text:p text:style-name="P7"><text:tab/>// Asignacion de valor cierto ó falso </text:p><text:p text:style-name="P7"><text:tab/>variable = n * funcionAnodina(n); </text:p><text:p text:style-name="P7"/><text:p text:style-name="P7">//<text:tab/>return variable; </text:p><text:p text:style-name="P7"><text:tab/>return true;<text:tab/>// tipos de devolucion erroneo </text:p><text:p text:style-name="P7">} </text:p></draw:text-box></draw:frame>Prueba 3:</text:p>
      <text:p text:style-name="P7"><text:soft-page-break/>Prueba 4:</text:p>
      <text:p text:style-name="P7"><draw:frame draw:style-name="fr5" draw:name="Marco10" text:anchor-type="paragraph" fo:min-width="11.543cm" draw:z-index="9"><draw:text-box fo:min-height="7.923cm"><text:p text:style-name="P7">// Prueba In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FALTA CERRATURA PARENTESIS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7">Prueba 5:</text:p>
      <text:p text:style-name="P7"/>
      <text:p text:style-name="P7"><draw:frame draw:style-name="fr1" draw:name="Marco11" text:anchor-type="paragraph" fo:min-width="11.499cm" draw:z-index="10"><draw:text-box fo:min-height="9.193cm"><text:p text:style-name="P7">// Prueba Incorrecta </text:p><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text:tab/>//Operacion no contemplada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else </text:p><text:p text:style-name="P7"><text:tab/><text:tab/>num = 40;<text:tab/>// imposible este caso </text:p><text:p text:style-name="P7">} </text:p></draw:text-box></draw:frame></text:p>
      <text:p text:style-name="P7"/>
      <text:p text:style-name="P7"/>
      <text:p text:style-name="P18">Prueba6:</text:p>
      <text:p text:style-name="P7"/>
      <text:p text:style-name="P7"><draw:frame draw:style-name="fr5" draw:name="Marco12" text:anchor-type="paragraph" fo:min-width="11.52cm" draw:z-index="11"><draw:text-box fo:min-height="9.193cm"><text:p text:style-name="P7">// Prueba Incorrecta </text:p><text:p text:style-name="P7"/><text:p text:style-name="P7">/* Objetivo </text:p><text:p text:style-name="P7"><text:tab/>Comprobamos el error cometido en las </text:p><text:p text:style-name="P7">operaciones de I/O </text:p><text:p text:style-name="P7">*/ </text:p><text:p text:style-name="P7"/><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dc:date>2011-03-10T01:26:19</dc:date>
    <meta:editing-duration>PT14H13M55S</meta:editing-duration>
    <meta:editing-cycles>108</meta:editing-cycles>
    <dc:creator>Víctor Aragoneses</dc:creator>
    <meta:document-statistic meta:table-count="0" meta:image-count="0" meta:object-count="0" meta:page-count="13" meta:paragraph-count="301" meta:word-count="1879" meta:character-count="11181"/>
  </office:meta>
</office:document-meta>
</file>